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626" officeooo:paragraph-rsid="001b1626"/>
    </style:style>
    <style:style style:name="P2" style:family="paragraph" style:parent-style-name="Standard">
      <style:text-properties officeooo:rsid="001cdce0" officeooo:paragraph-rsid="001cdce0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loext:opacity="100%" style:font-name="Segoe UI" fo:font-size="11pt" fo:letter-spacing="normal" fo:font-style="normal" fo:font-weight="normal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font-size="11pt" fo:letter-spacing="normal" fo:font-style="normal" fo:font-weight="normal"/>
    </style:style>
    <style:style style:name="T1" style:family="text">
      <style:text-properties officeooo:rsid="001cd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 this Text file please ONLY answer the following questions to contribute to Hacktoberfest 2021 and to make a Pull Request.</text:p>
      <text:p text:style-name="P4"/>
      <text:p text:style-name="P3">Note: These are very easy questions and for beginners in Open source community.</text:p>
      <text:p text:style-name="P4"/>
      <text:p text:style-name="P3">Q1: How to add a comment in java?</text:p>
      <text:p text:style-name="P3">A:</text:p>
      <text:p text:style-name="P4"/>
      <text:p text:style-name="P3">Q2: How to add a comment in Python?</text:p>
      <text:p text:style-name="P3">A:</text:p>
      <text:p text:style-name="P4"/>
      <text:p text:style-name="P3">Q3: How to add a multi-line comment in python?</text:p>
      <text:p text:style-name="P3">A:</text:p>
      <text:p text:style-name="P4"/>
      <text:p text:style-name="P3">Q4: print hello world in Python</text:p>
      <text:p text:style-name="P3">A:</text:p>
      <text:p text:style-name="P4"/>
      <text:p text:style-name="P3">Q5: print hello world in java</text:p>
      <text:p text:style-name="P3">A:</text:p>
      <text:p text:style-name="P4"/>
      <text:p text:style-name="P3">Q6: print hello world in javascript using console.log</text:p>
      <text:p text:style-name="P3">A:</text:p>
      <text:p text:style-name="P4"/>
      <text:p text:style-name="P3">Q7: Add a readme in this repository for the steps to make a PR.</text:p>
      <text:p text:style-name="P1">A:</text:p>
      <text:p text:style-name="P1"/>
      <text:p text:style-name="P1">Q8: What are HTML &amp; CSS?</text:p>
      <text:p text:style-name="P1">A:</text:p>
      <text:p text:style-name="P1"/>
      <text:p text:style-name="P1">Q9: What’s an algorithm?</text:p>
      <text:p text:style-name="P1">A:</text:p>
      <text:p text:style-name="P1"/>
      <text:p text:style-name="P1">Q10: <text:span text:style-name="T1">What is flowchart?</text:span></text:p>
      <text:p text:style-name="P2">A:</text:p>
      <text:p text:style-name="P2"/>
      <text:p text:style-name="P2"><text:soft-page-break/>Q11: What are variables?</text:p>
      <text:p text:style-name="P2">A:</text:p>
      <text:p text:style-name="P2"/>
      <text:p text:style-name="P2">Q12: What are loops?<text:line-break/>A:</text:p>
      <text:p text:style-name="P2"/>
      <text:p text:style-name="P2">Q13: Compiler vs Interpreter?</text:p>
      <text:p text:style-name="P2">A:</text:p>
      <text:p text:style-name="P2"/>
      <text:p text:style-name="P2">Q14: What is Machine Code?</text:p>
      <text:p text:style-name="P2">A:</text:p>
      <text:p text:style-name="P2"/>
      <text:p text:style-name="P2">Q15: Name some HTML tags</text:p>
      <text:p text:style-name="P2">A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8:15:14.369265656</meta:creation-date>
    <dc:date>2021-10-02T18:28:24.552288772</dc:date>
    <meta:editing-duration>PT3M</meta:editing-duration>
    <meta:editing-cycles>1</meta:editing-cycles>
    <meta:document-statistic meta:table-count="0" meta:image-count="0" meta:object-count="0" meta:page-count="2" meta:paragraph-count="31" meta:word-count="144" meta:character-count="718" meta:non-whitespace-character-count="605"/>
    <meta:generator>LibreOffice/7.1.6.2$Linux_X86_64 LibreOffice_project/10$Build-2</meta:generator>
  </office:meta>
</office:document-meta>
</file>